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01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7.8102in"/>
    </style:style>
    <style:style style:name="co6" style:family="table-column">
      <style:table-column-properties fo:break-before="auto" style:column-width="1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fo:border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10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e8f2a1" fo:border="0.74pt solid #000000"/>
    </style:style>
    <style:style style:name="ce6" style:family="table-cell" style:parent-style-name="Default">
      <style:table-cell-properties fo:background-color="#bbe33d" fo:border="0.74pt solid #000000"/>
    </style:style>
    <style:style style:name="ce7" style:family="table-cell" style:parent-style-name="Default">
      <style:table-cell-properties fo:background-color="#d4ea6b" fo:border="0.74pt solid #000000"/>
    </style:style>
    <style:style style:name="ce17" style:family="table-cell" style:parent-style-name="Default">
      <style:table-cell-properties fo:background-color="#800080"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cophonat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ice Uni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i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9V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ST 2mm</text:p>
          </table:table-cell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2200pF (2.2nF)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,C4,C5</text:p>
          </table:table-cell>
          <table:table-cell office:value-type="string" calcext:value-type="string">
            <text:p>0.01uF (100nF)</text:p>
          </table:table-cell>
          <table:table-cell office:value-type="float" office:value="3" calcext:value-type="float">
            <text:p>3</text:p>
          </table:table-cell>
          <table:table-cell table:formula="of:=[.C4]*[.E4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https://www.botnroll.com/pt/condensadores/171-condensador-100nf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,C9,C11</text:p>
          </table:table-cell>
          <table:table-cell office:value-type="string" calcext:value-type="string">
            <text:p>22uF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0uF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,C10</text:p>
          </table:table-cell>
          <table:table-cell office:value-type="string" calcext:value-type="string">
            <text:p>4.7uF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MUR210G* (1N4935G*)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N4934 OPT</text:p>
          </table:table-cell>
          <table:table-cell table:style-name="ce4" office:value-type="string" calcext:value-type="string">
            <text:p><text:a xlink:href="https://www.botnroll.com/pt/diodos/919-diodo-retificador-1n4934.html" xlink:type="simple">https://www.botnroll.com/pt/diodos/919-diodo-retificador-1n4934.html</text:a>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2</text:p>
          </table:table-cell>
          <table:table-cell office:value-type="string" calcext:value-type="string">
            <text:p>LED (Green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.15" calcext:value-type="float">
            <text:p>0.15</text:p>
          </table:table-cell>
          <table:table-cell/>
          <table:table-cell office:value-type="string" calcext:value-type="string">
            <text:p>https://www.botnroll.com/pt/5mm/2629-led-difuso-5mm.html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3,D4</text:p>
          </table:table-cell>
          <table:table-cell table:style-name="ce4" office:value-type="string" calcext:value-type="string">
            <text:p>1N4004* (1N4001-x)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0]*[.E10]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1N4001 OPT</text:p>
          </table:table-cell>
          <table:table-cell table:style-name="ce4" office:value-type="string" calcext:value-type="string">
            <text:p><text:a xlink:href="https://www.botnroll.com/pt/diodos/1651-diodo-1n4001.html" xlink:type="simple">https://www.botnroll.com/pt/diodos/1651-diodo-1n4001.htm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5.5mm/2.1mm DC IN Jack plu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/>
          <table:table-cell office:value-type="string" calcext:value-type="string">
            <text:p>https://www.botnroll.com/pt/alimentacao-dc/1232-socket-dc-supply-male-55mm-25mm-with-onoff-switch-9mm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 6.25mm Chassis Femal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,R2,R3,R4,R5,R6,R7,R8,R11,R13</text:p>
          </table:table-cell>
          <table:table-cell office:value-type="string" calcext:value-type="string">
            <text:p>10k</text:p>
          </table:table-cell>
          <table:table-cell office:value-type="float" office:value="10" calcext:value-type="float">
            <text:p>10</text:p>
          </table:table-cell>
          <table:table-cell table:formula="of:=[.C13]*[.E13]"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https://www.botnroll.com/pt/resistencias/179-resistencia-10k.htm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R10</text:p>
          </table:table-cell>
          <table:table-cell table:style-name="ce12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,R14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</text:p>
          </table:table-cell>
          <table:table-cell table:style-name="ce9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1,RV2,RV3,RV4,RV5,RV6</text:p>
          </table:table-cell>
          <table:table-cell office:value-type="string" calcext:value-type="string">
            <text:p>1M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C17]*[.E17]" office:value-type="float" office:value="2.34" calcext:value-type="float">
            <text:p>2.34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6-potenci-metro-linear-mono-met-lico-1m-125mw-veio-6mm-estriado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7</text:p>
          </table:table-cell>
          <table:table-cell office:value-type="string" calcext:value-type="string">
            <text:p>10k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0-potenci-metro-linear-mono-met-lico-10k-125mw-veio-6mm-estriado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8</text:p>
          </table:table-cell>
          <table:table-cell office:value-type="string" calcext:value-type="string">
            <text:p>100k <text:span text:style-name="T1">log</text:span>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3-potenci-metro-linear-mono-met-lico-100k-125mw-veio-6mm-estriado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itc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65" calcext:value-type="float">
            <text:p>0.65</text:p>
          </table:table-cell>
          <table:table-cell table:style-name="ce10" office:value-type="string" calcext:value-type="string">
            <text:p>1A or 3A</text:p>
          </table:table-cell>
          <table:table-cell office:value-type="string" calcext:value-type="string">
            <text:p><text:a xlink:href="https://www.botnroll.com/pt/painel/882-interruptor-2a-250vac-toogle.html" xlink:type="simple">https://www.botnroll.com/pt/painel/882-interruptor-2a-250vac-toogle.html</text:a>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W2</text:p>
          </table:table-cell>
          <table:table-cell office:value-type="string" calcext:value-type="string">
            <text:p>Pushbutt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https://www.botnroll.com/pt/painel/3154-1065-bot-o-de-press-o-spst-no-1a-250vac-preto.html#/20-cor_produto-vermelho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U1</text:p>
          </table:table-cell>
          <table:table-cell office:value-type="string" calcext:value-type="string">
            <text:p>IC 4010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ti.com/lit/ds/symlink/cd40106b.pdf?ts=1741259708515" xlink:type="simple">https://www.ti.com/lit/ds/symlink/cd40106b.pdf?ts=1741259708515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P IC SOCKET 14PI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/>
          <table:table-cell office:value-type="string" calcext:value-type="string">
            <text:p>https://www.botnroll.com/pt/sockets-ics/190-suporte-ic-14-pino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2 PIN SOCKET</text:p>
          </table:table-cell>
          <table:table-cell office:value-type="string" calcext:value-type="string">
            <text:p>Various</text:p>
          </table:table-cell>
          <table:table-cell office:value-type="float" office:value="13" calcext:value-type="float">
            <text:p>13</text:p>
          </table:table-cell>
          <table:table-cell table:formula="of:=[.C24]*[.E24]"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https://www.botnroll.com/pt/jst/5029-conector-pcb-jst-ph-2-0mm-2-pino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2 PIN PLUG</text:p>
          </table:table-cell>
          <table:table-cell office:value-type="string" calcext:value-type="string">
            <text:p>Various</text:p>
          </table:table-cell>
          <table:table-cell office:value-type="float" office:value="13" calcext:value-type="float">
            <text:p>13</text:p>
          </table:table-cell>
          <table:table-cell table:formula="of:=[.C25]*[.E25]" office:value-type="float" office:value="5.2" calcext:value-type="float">
            <text:p>5.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https://www.botnroll.com/pt/jst-molex/5024-cabo-jst-ph-2-0mm-20cm-2-pino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3 PIN SOCKET</text:p>
          </table:table-cell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table:formula="of:=[.C26]*[.E26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https://www.botnroll.com/pt/jst/5029-3274-conector-pcb-jst-ph-2-0mm-2-pinos.html#/171-numero_de_pinos-3_pi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3 PIN PLUG</text:p>
          </table:table-cell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table:formula="of:=[.C27]*[.E27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https://www.botnroll.com/pt/jst-molex/5024-3255-cabo-jst-ph-2-0mm-20cm-2-pinos.html#/171-numero_de_pinos-3_pi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 PLUG 9V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15cm cable</text:p>
          </table:table-cell>
          <table:table-cell office:value-type="string" calcext:value-type="string">
            <text:p><text:a xlink:href="https://www.botnroll.com/pt/6lr61-9v-/738-suporte-para-pilha-9v.html" xlink:type="simple">https://www.botnroll.com/pt/6lr61-9v-/738-suporte-para-pilha-9v.html</text:a>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C 2.1mm PLUG</text:p>
          </table:table-cell>
          <table:table-cell table:style-name="ce10" office:value-type="string" calcext:value-type="string">
            <text:p>DC I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3" calcext:value-type="float">
            <text:p>0.3</text:p>
          </table:table-cell>
          <table:table-cell table:style-name="ce10"/>
          <table:table-cell office:value-type="string" calcext:value-type="string">
            <text:p>https://www.botnroll.com/pt/jack/1234-ficha-femea-alimentacao-dc-55mm-25mm-para-soldar-em-cabo-9mm.htm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CREWS M2.5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formula="of:=[.C30]*[.E30]"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Est.</text:p>
          </table:table-cell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POTENTIOMETER CAP</text:p>
          </table:table-cell>
          <table:table-cell table:style-name="ce10" office:value-type="string" calcext:value-type="string">
            <text:p>VARIOUS OPTIONS</text:p>
          </table:table-cell>
          <table:table-cell table:style-name="ce10" office:value-type="float" office:value="8" calcext:value-type="float">
            <text:p>8</text:p>
          </table:table-cell>
          <table:table-cell table:formula="of:=[.C31]*[.E31]"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https://www.botnroll.com/pt/potenciometros/4600-knob-bot-o-para-potenci-metro-de-6mm-amarelo.htm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LED CHASSIS HOLD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8 / 6 mm</text:p>
          </table:table-cell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PCB (1/10)</text:p>
          </table:table-cell>
          <table:table-cell office:value-type="string" calcext:value-type="string">
            <text:p>PCBWay x10 (13.44€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/>
          <table:table-cell office:value-type="string" calcext:value-type="string">
            <text:p><text:a xlink:href="https://www.pcbway.com/project/OnlineGerberViewer.html" xlink:type="simple">https://www.pcbway.com/project/OnlineGerberViewer.html</text:a>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CAIXA</text:p>
          </table:table-cell>
          <table:table-cell office:value-type="string" calcext:value-type="string">
            <text:p>JSL J160B (166x116x70m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3.19" calcext:value-type="float">
            <text:p>3.19</text:p>
          </table:table-cell>
          <table:table-cell/>
          <table:table-cell office:value-type="string" calcext:value-type="string">
            <text:p>https://www.leroymerlin.pt/produtos/caixa-estanque-10-boquilhas-153x102x67mm-ip66-cinzento-jsl-15918315.html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7" table:formula="of:=SUM([.D2:.D34])" office:value-type="float" office:value="26.71" calcext:value-type="float">
            <text:p>26.71</text:p>
          </table:table-cell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09:01:33.26461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8T21:52:07.371303493</dc:date>
    <meta:editing-duration>PT6H28M35S</meta:editing-duration>
    <meta:editing-cycles>12</meta:editing-cycles>
    <meta:generator>LibreOffice/24.8.3.2$Linux_X86_64 LibreOffice_project/480$Build-2</meta:generator>
    <meta:document-statistic meta:table-count="1" meta:cell-count="202" meta:object-count="0"/>
  </office:meta>
</office:document-meta>
</file>